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'Helvetica Neue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officeooo:rsid="000e5143" officeooo:paragraph-rsid="000e5143"/>
    </style:style>
    <style:style style:name="P3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size="12pt" style:font-size-asian="12pt" style:font-size-complex="12pt"/>
    </style:style>
    <style:style style:name="T1" style:family="text">
      <style:text-properties fo:font-variant="normal" fo:text-transform="none" fo:color="#333333" style:font-name="Lato" fo:font-size="10.5pt" fo:letter-spacing="normal" fo:font-style="normal" fo:font-weight="normal"/>
    </style:style>
    <style:style style:name="T2" style:family="text">
      <style:text-properties fo:font-variant="normal" fo:text-transform="none" fo:color="#333333" style:font-name="Lato" fo:font-size="10.5pt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333333" style:font-name="Lato" fo:font-size="10.5pt" fo:letter-spacing="normal" fo:font-style="normal" fo:font-weight="normal" officeooo:rsid="000e5143"/>
    </style:style>
    <style:style style:name="T4" style:family="text">
      <style:text-properties fo:font-variant="normal" fo:text-transform="none" fo:color="#333333" style:font-name="Lato" fo:letter-spacing="normal" fo:font-style="normal" fo:font-weight="normal"/>
    </style:style>
    <style:style style:name="T5" style:family="text">
      <style:text-properties fo:font-variant="normal" fo:text-transform="none" fo:color="#333333" style:font-name="Lato" fo:letter-spacing="normal" fo:font-style="normal" fo:font-weight="normal" officeooo:rsid="000e5143"/>
    </style:style>
    <style:style style:name="T6" style:family="text">
      <style:text-properties fo:font-variant="normal" fo:text-transform="none" fo:color="#333333" style:font-name="Lato" fo:letter-spacing="normal" fo:font-style="normal" fo:font-weight="normal" loext:padding="0in" loext:border="none"/>
    </style:style>
    <style:style style:name="T7" style:family="text">
      <style:text-properties fo:font-variant="normal" fo:text-transform="none" fo:color="#333333" fo:letter-spacing="normal"/>
    </style:style>
    <style:style style:name="T8" style:family="text">
      <style:text-properties fo:color="#333333" style:font-name="Lato" fo:font-size="10.5pt" fo:letter-spacing="normal" fo:font-weight="normal" loext:padding="0in" loext:border="none"/>
    </style:style>
    <style:style style:name="T9" style:family="text">
      <style:text-properties fo:color="#ff0000" style:font-name="Lato" fo:font-size="10.5pt" fo:letter-spacing="normal" fo:font-weight="normal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Og errors</text:span></text:p>
      <text:p text:style-name="P1"><text:span text:style-name="T1"/></text:p>
      <text:p text:style-name="P3"><text:span text:style-name="T5">1) </text:span><text:span text:style-name="T4">To attract the most talented workers, some companies are offering a wider range of </text:span><text:span text:style-name="T6">benefits, letting employees pick those most important to them</text:span><text:span text:style-name="T4">. </text:span><text:line-break/><text:line-break/><text:span text:style-name="T4">(A) benefits, letting employees pick those most important to them </text:span><text:line-break/><text:span text:style-name="T4">(B) benefits, letting employees pick the most important of them to themselves </text:span><text:line-break/><text:span text:style-name="T4">(C) benefits and letting employees pick the most important to themselves </text:span><text:line-break/><text:span text:style-name="T4">(D) benefits and let employees pick the most important to them </text:span><text:line-break/><text:span text:style-name="T4">(E) benefits and let employees pick those that are most important to themselves </text:span> </text:p>
      <text:p text:style-name="P1"/>
      <text:p text:style-name="P1"/>
      <text:p text:style-name="P1"><text:span text:style-name="T1">This question is testing PRONOUNS and PARALLELISM. </text:span><text:line-break/><text:line-break/><text:span text:style-name="T8">(A) benefits, letting employees pick those most important to them </text:span><text:line-break/><text:span text:style-name="T1">No error. </text:span><text:line-break/><text:line-break/><text:span text:style-name="T8">(B) benefits, letting employees pick the most important of </text:span><text:span text:style-name="T9">them</text:span><text:span text:style-name="T8"> to </text:span><text:span text:style-name="T9">them</text:span><text:span text:style-name="T8">selves </text:span><text:line-break/><text:span text:style-name="T1">Pronoun confusion. We should use "them" to refer to "benefits" while using "themselves" to refer to "employees" within the same clause. </text:span><text:line-break/><text:line-break/><text:span text:style-name="T8">(C) benefits and letting employees pick the most important to themselves</text:span><text:span text:style-name="T7"> </text:span><text:line-break/><text:span text:style-name="T1">- "the most important"... what? We need something to stand in for "most important benefits" </text:span><text:line-break/><text:line-break/><text:span text:style-name="T8">(D) benefits and let employees pick the most important to them </text:span><text:line-break/><text:span text:style-name="T1">- same issue as in C </text:span><text:line-break/><text:span text:style-name="T1">- "are offering... and let..." is not parallel </text:span><text:line-break/><text:line-break/><text:span text:style-name="T8">(E) benefits and let employees pick those that are most important to themselves </text:span><text:line-break/><text:span text:style-name="T1">- "and let" not parallel </text:span><text:line-break/><text:span text:style-name="T1">- reflexive "themselves" not necessary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'Helvetica Neue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6:31:15.422000000</meta:creation-date>
    <dc:date>2018-12-03T17:45:55.004000000</dc:date>
    <meta:editing-duration>PT1H4M39S</meta:editing-duration>
    <meta:editing-cycles>1</meta:editing-cycles>
    <meta:document-statistic meta:table-count="0" meta:image-count="0" meta:object-count="0" meta:page-count="1" meta:paragraph-count="3" meta:word-count="209" meta:character-count="1323" meta:non-whitespace-character-count="1091"/>
    <meta:generator>LibreOffice/6.1.2.1$Windows_x86 LibreOffice_project/65905a128db06ba48db947242809d14d3f9a93fe</meta:generator>
  </office:meta>
</office:document-meta>
</file>